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language-asian="nl" style:country-asian="NL"/>
    </style:style>
    <style:style style:name="P9" style:parent-style-name="NormalWeb" style:family="paragraph">
      <style:paragraph-properties fo:margin-top="0in" fo:margin-bottom="0in"/>
    </style:style>
    <style:style style:name="T10" style:parent-style-name="DefaultParagraphFont" style:family="text">
      <style:text-properties style:font-name="Arial" style:font-name-complex="Times New Roman" fo:color="#000000" style:letter-kerning="true" fo:font-size="11pt" style:font-size-asian="11pt" style:font-size-complex="11pt"/>
    </style:style>
    <style:style style:name="P11" style:parent-style-name="NormalWeb" style:family="paragraph">
      <style:paragraph-properties fo:margin-top="0in" fo:margin-bottom="0in"/>
    </style:style>
    <style:style style:name="T12" style:parent-style-name="DefaultParagraphFont" style:family="text">
      <style:text-properties style:font-name="Arial" style:font-name-complex="Times New Roman" fo:color="#000000" style:letter-kerning="true" fo:font-size="11pt" style:font-size-asian="11pt" style:font-size-complex="18pt"/>
    </style:style>
    <style:style style:name="P13" style:parent-style-name="NormalWeb" style:family="paragraph">
      <style:paragraph-properties fo:margin-top="0in" fo:margin-bottom="0in"/>
    </style:style>
    <style:style style:name="T14" style:parent-style-name="DefaultParagraphFont" style:family="text">
      <style:text-properties style:font-name="Arial" style:font-name-complex="Times New Roman" fo:color="#000000" style:letter-kerning="true" fo:font-size="11pt" style:font-size-asian="11pt" style:font-size-complex="18pt"/>
    </style:style>
    <style:style style:name="P15" style:parent-style-name="NormalWeb" style:family="paragraph">
      <style:paragraph-properties fo:margin-top="0in" fo:margin-bottom="0in"/>
    </style:style>
    <style:style style:name="T16" style:parent-style-name="DefaultParagraphFont" style:family="text">
      <style:text-properties style:font-name="Arial" style:font-name-complex="Times New Roman" fo:color="#000000" style:letter-kerning="true" fo:font-size="11pt" style:font-size-asian="11pt" style:font-size-complex="18pt"/>
    </style:style>
    <style:style style:name="P17" style:parent-style-name="NormalWeb" style:family="paragraph">
      <style:paragraph-properties fo:margin-top="0in" fo:margin-bottom="0in"/>
    </style:style>
    <style:style style:name="T18" style:parent-style-name="DefaultParagraphFont" style:family="text">
      <style:text-properties style:font-name="Arial" style:font-name-complex="Times New Roman" fo:color="#000000" style:letter-kerning="true" fo:font-size="11pt" style:font-size-asian="11pt" style:font-size-complex="18pt"/>
    </style:style>
    <style:style style:name="P19" style:parent-style-name="NormalWeb" style:family="paragraph">
      <style:paragraph-properties fo:margin-top="0in" fo:margin-bottom="0in"/>
    </style:style>
    <style:style style:name="T20" style:parent-style-name="DefaultParagraphFont" style:family="text">
      <style:text-properties style:font-name="Calibri" style:font-name-complex="Times New Roman" fo:color="#000000" style:letter-kerning="true" fo:font-size="11pt" style:font-size-asian="11pt" style:font-size-complex="10pt"/>
    </style:style>
    <style:style style:name="P21" style:parent-style-name="NormalWeb" style:family="paragraph">
      <style:paragraph-properties fo:margin-top="0in" fo:margin-bottom="0in"/>
    </style:style>
    <style:style style:name="T22" style:parent-style-name="DefaultParagraphFont" style:family="text">
      <style:text-properties style:font-name="Calibri" style:font-name-complex="Times New Roman" fo:color="#000000" style:letter-kerning="true" fo:font-size="11pt" style:font-size-asian="11pt" style:font-size-complex="14pt"/>
    </style:style>
    <style:style style:name="P23" style:parent-style-name="NormalWeb" style:family="paragraph">
      <style:paragraph-properties fo:margin-top="0in" fo:margin-bottom="0in"/>
    </style:style>
    <style:style style:name="T24" style:parent-style-name="DefaultParagraphFont" style:family="text">
      <style:text-properties style:font-name="Calibri" style:font-name-complex="Times New Roman" fo:color="#000000" style:letter-kerning="true" fo:font-size="11pt" style:font-size-asian="11pt" style:font-size-complex="14pt"/>
    </style:style>
    <style:style style:name="P25" style:parent-style-name="NormalWeb" style:family="paragraph">
      <style:paragraph-properties fo:margin-top="0in" fo:margin-bottom="0in"/>
    </style:style>
    <style:style style:name="T26" style:parent-style-name="DefaultParagraphFont" style:family="text">
      <style:text-properties style:font-name="Calibri" style:font-name-complex="Times New Roman" fo:color="#000000" style:letter-kerning="true" fo:font-size="11pt" style:font-size-asian="11pt" style:font-size-complex="14pt"/>
    </style:style>
    <style:style style:name="P27" style:parent-style-name="Normal" style:family="paragraph">
      <style:text-properties fo:hyphenate="true"/>
    </style:style>
    <style:style style:name="P28" style:parent-style-name="Normal" style:family="paragraph">
      <style:text-properties fo:hyphenate="true"/>
    </style:style>
    <style:style style:name="P29" style:parent-style-name="Normal" style:family="paragraph">
      <style:text-properties fo:hyphenate="true"/>
    </style:style>
    <style:style style:name="P30" style:parent-style-name="Normal" style:family="paragraph">
      <style:text-properties fo:hyphenate="true"/>
    </style:style>
    <style:style style:name="P31" style:parent-style-name="Normal" style:family="paragraph">
      <style:text-properties fo:hyphenate="true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P37" style:parent-style-name="Normal" style:family="paragraph">
      <style:text-properties fo:hyphenate="true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text-properties fo:hyphenate="true"/>
    </style:style>
    <style:style style:name="T42" style:parent-style-name="DefaultParagraphFont" style:family="text">
      <style:text-properties style:language-asian="nl" style:country-asian="NL"/>
    </style:style>
    <style:style style:name="P43" style:parent-style-name="NormalWeb" style:family="paragraph">
      <style:paragraph-properties fo:text-align="center" fo:margin-top="0in" fo:margin-bottom="0in"/>
    </style:style>
    <style:style style:name="T44" style:parent-style-name="DefaultParagraphFont" style:family="text">
      <style:text-properties style:font-name="Calibri" style:font-name-complex="Times New Roman" fo:color="#000000" style:letter-kerning="true" fo:font-size="20pt" style:font-size-asian="20pt" style:font-size-complex="24pt" fo:language="fr" fo:country="FR"/>
    </style:style>
    <style:style style:name="P45" style:parent-style-name="NormalWeb" style:family="paragraph">
      <style:paragraph-properties fo:text-align="center" fo:margin-top="0in" fo:margin-bottom="0in"/>
    </style:style>
    <style:style style:name="T46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47" style:parent-style-name="NormalWeb" style:family="paragraph">
      <style:paragraph-properties fo:text-align="center" fo:margin-top="0in" fo:margin-bottom="0in"/>
    </style:style>
    <style:style style:name="T48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49" style:parent-style-name="NormalWeb" style:family="paragraph">
      <style:paragraph-properties fo:text-align="center" fo:margin-top="0in" fo:margin-bottom="0in"/>
    </style:style>
    <style:style style:name="T50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51" style:parent-style-name="NormalWeb" style:family="paragraph">
      <style:paragraph-properties fo:text-align="center" fo:margin-top="0in" fo:margin-bottom="0in"/>
    </style:style>
    <style:style style:name="T52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53" style:parent-style-name="NormalWeb" style:family="paragraph">
      <style:paragraph-properties fo:text-align="center" fo:margin-top="0in" fo:margin-bottom="0in"/>
    </style:style>
    <style:style style:name="T54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55" style:parent-style-name="NormalWeb" style:family="paragraph">
      <style:paragraph-properties fo:text-align="center" fo:margin-top="0in" fo:margin-bottom="0in"/>
    </style:style>
    <style:style style:name="T56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57" style:parent-style-name="NormalWeb" style:family="paragraph">
      <style:paragraph-properties fo:text-align="center" fo:margin-top="0in" fo:margin-bottom="0in"/>
    </style:style>
    <style:style style:name="T58" style:parent-style-name="DefaultParagraphFont" style:family="text">
      <style:text-properties style:font-name="Calibri" style:font-name-complex="Times New Roman" fo:color="#000000" style:letter-kerning="true" fo:font-size="24pt" style:font-size-asian="24pt" style:font-size-complex="24pt" fo:language="fr" fo:country="FR"/>
    </style:style>
    <style:style style:name="P59" style:parent-style-name="NormalWeb" style:family="paragraph">
      <style:paragraph-properties fo:text-align="end" fo:margin-top="0in" fo:margin-bottom="0in"/>
    </style:style>
    <style:style style:name="T60" style:parent-style-name="DefaultParagraphFont" style:family="text">
      <style:text-properties style:font-name="Calibri" style:font-name-complex="Times New Roman" fo:font-style="italic" style:font-style-asian="italic" style:font-style-complex="italic" fo:color="#000000" style:letter-kerning="true" fo:font-size="18pt" style:font-size-asian="18pt" style:font-size-complex="18pt" fo:language="fr" fo:country="FR"/>
    </style:style>
    <style:style style:name="P61" style:parent-style-name="NormalWeb" style:family="paragraph">
      <style:paragraph-properties fo:text-align="end" fo:margin-top="0in" fo:margin-bottom="0in"/>
    </style:style>
    <style:style style:name="T62" style:parent-style-name="DefaultParagraphFont" style:family="text">
      <style:text-properties style:font-name="Calibri" style:font-name-complex="Times New Roman" fo:font-style="italic" style:font-style-asian="italic" style:font-style-complex="italic" fo:color="#000000" style:letter-kerning="true" fo:font-size="18pt" style:font-size-asian="18pt" style:font-size-complex="18pt" fo:language="fr" fo:country="FR"/>
    </style:style>
    <style:style style:name="P63" style:parent-style-name="NormalWeb" style:family="paragraph">
      <style:paragraph-properties fo:margin-top="0in" fo:margin-bottom="0in"/>
    </style:style>
    <style:style style:name="T64" style:parent-style-name="DefaultParagraphFont" style:family="text">
      <style:text-properties style:font-name="Calibri" style:font-name-complex="Times New Roman" fo:color="#44546A" style:letter-kerning="true" fo:font-size="24pt" style:font-size-asian="24pt" style:font-size-complex="24pt" fo:language="fr" fo:country="FR"/>
    </style:style>
    <style:style style:name="P65" style:parent-style-name="NormalWeb" style:family="paragraph">
      <style:paragraph-properties fo:text-align="center" fo:margin-top="0in" fo:margin-bottom="0in"/>
    </style:style>
    <style:style style:name="T66" style:parent-style-name="DefaultParagraphFont" style:family="text">
      <style:text-properties style:font-name="Calibri" style:font-name-complex="Times New Roman" fo:font-weight="bold" style:font-weight-asian="bold" style:font-weight-complex="bold" fo:color="#E7E6E6" style:letter-kerning="true" fo:font-size="24pt" style:font-size-asian="24pt" style:font-size-complex="24pt" fo:language="fr" fo:country="FR"/>
    </style:style>
    <style:style style:name="P67" style:parent-style-name="NormalWeb" style:family="paragraph">
      <style:paragraph-properties fo:text-align="center" fo:margin-top="0in" fo:margin-bottom="0in"/>
    </style:style>
    <style:style style:name="T68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24pt" fo:language="fr" fo:country="FR"/>
    </style:style>
    <style:style style:name="P69" style:parent-style-name="Normal" style:family="paragraph">
      <style:paragraph-properties fo:break-before="page"/>
      <style:text-properties fo:hyphenate="true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text-properties fo:hyphenate="true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P74" style:parent-style-name="Normal" style:family="paragraph">
      <style:text-properties fo:hyphenate="true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P77" style:parent-style-name="Normal" style:family="paragraph">
      <style:text-properties fo:hyphenate="true"/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/>
    </style:style>
    <style:style style:name="P82" style:parent-style-name="Normal" style:family="paragraph">
      <style:text-properties fo:hyphenate="true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Normal" style:family="paragraph">
      <style:text-properties fo:hyphenate="true"/>
    </style:style>
    <style:style style:name="T85" style:parent-style-name="DefaultParagraphFont" style:family="text">
      <style:text-properties fo:font-weight="bold" style:font-weight-asian="bold" fo:font-style="italic" style:font-style-asian="italic"/>
    </style:style>
    <style:style style:name="T86" style:parent-style-name="DefaultParagraphFont" style:family="text">
      <style:text-properties fo:font-weight="bold" style:font-weight-asian="bold"/>
    </style:style>
    <style:style style:name="P87" style:parent-style-name="Normal" style:family="paragraph">
      <style:text-properties fo:hyphenate="true"/>
    </style:style>
    <style:style style:name="T88" style:parent-style-name="DefaultParagraphFont" style:family="text">
      <style:text-properties fo:font-weight="bold" style:font-weight-asian="bold" fo:font-style="italic" style:font-style-asian="italic"/>
    </style:style>
    <style:style style:name="T89" style:parent-style-name="DefaultParagraphFont" style:family="text">
      <style:text-properties fo:font-weight="bold" style:font-weight-asian="bold"/>
    </style:style>
    <style:style style:name="P90" style:parent-style-name="Normal" style:family="paragraph">
      <style:text-properties fo:hyphenate="true"/>
    </style:style>
    <style:style style:name="P91" style:parent-style-name="Normal" style:family="paragraph">
      <style:text-properties fo:font-weight="bold" style:font-weight-asian="bold" fo:language="en" fo:country="US" fo:hyphenate="true"/>
    </style:style>
    <style:style style:name="P92" style:parent-style-name="Normal" style:family="paragraph">
      <style:text-properties fo:hyphenate="true"/>
    </style:style>
    <style:style style:name="T9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Normal" style:family="paragraph">
      <style:text-properties fo:hyphenate="true"/>
    </style:style>
    <style:style style:name="T9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font-weight="bold" style:font-weight-asian="bold"/>
    </style:style>
    <style:style style:name="P98" style:parent-style-name="Normal" style:family="paragraph">
      <style:text-properties fo:hyphenate="true"/>
    </style:style>
    <style:style style:name="T9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fo:font-weight="bold" style:font-weight-asian="bold"/>
    </style:style>
    <style:style style:name="P101" style:parent-style-name="Normal" style:family="paragraph">
      <style:text-properties fo:hyphenate="true"/>
    </style:style>
    <style:style style:name="T10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fo:font-weight="bold" style:font-weight-asian="bold"/>
    </style:style>
    <style:style style:name="P104" style:parent-style-name="Normal" style:family="paragraph">
      <style:text-properties fo:hyphenate="true"/>
    </style:style>
    <style:style style:name="T10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fo:font-weight="bold" style:font-weight-asian="bold"/>
    </style:style>
    <style:style style:name="T107" style:parent-style-name="DefaultParagraphFont" style:family="text">
      <style:text-properties fo:font-weight="bold" style:font-weight-asian="bold"/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Normal" style:family="paragraph">
      <style:text-properties fo:hyphenate="true"/>
    </style:style>
    <style:style style:name="P110" style:parent-style-name="Normal" style:family="paragraph">
      <style:text-properties fo:font-weight="bold" style:font-weight-asian="bold"/>
    </style:style>
    <style:style style:name="T11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weight="bold" style:font-weight-asian="bold"/>
    </style:style>
    <style:style style:name="T1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weight="bold" style:font-weight-asian="bold"/>
    </style:style>
    <style:style style:name="T1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weight="bold" style:font-weight-asian="bold"/>
    </style:style>
    <style:style style:name="T11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fo:font-weight="bold" style:font-weight-asian="bold"/>
    </style:style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weight="bold" style:font-weight-asian="bold"/>
    </style:style>
    <style:style style:name="T122" style:parent-style-name="DefaultParagraphFont" style:family="text">
      <style:text-properties fo:font-weight="bold" style:font-weight-asian="bold"/>
    </style:style>
    <style:style style:name="T123" style:parent-style-name="DefaultParagraphFont" style:family="text">
      <style:text-properties fo:font-weight="bold" style:font-weight-asian="bold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weight="bold" style:font-weight-asian="bold"/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T128" style:parent-style-name="DefaultParagraphFont" style:family="text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P130" style:parent-style-name="Normal" style:family="paragraph">
      <style:paragraph-properties fo:break-before="page"/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family="graphic" style:name="a87">
      <style:graphic-properties draw:fill="none" draw:stroke="solid" svg:stroke-width="0.03125in" svg:stroke-color="#44546a" draw:marker-end="a86" svg:stroke-opacity="100%" draw:stroke-linejoin="round" svg:stroke-linecap="butt"/>
    </style:style>
    <style:style style:family="graphic" style:name="a50">
      <style:graphic-properties draw:fill="none" draw:stroke="solid" svg:stroke-width="0.03125in" svg:stroke-color="#000000" draw:marker-end="a49" svg:stroke-opacity="100%" draw:stroke-linejoin="round"/>
    </style:style>
    <style:style style:family="graphic" style:name="a8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draw:fill="none" draw:stroke="solid" svg:stroke-width="0.03125in" svg:stroke-color="#000000" svg:stroke-opacity="100%" draw:stroke-linejoin="round"/>
    </style:style>
    <style:style style:family="graphic" style:name="a52">
      <style:graphic-properties draw:fill="none" draw:stroke="solid" svg:stroke-width="0.03125in" svg:stroke-color="#000000" svg:stroke-opacity="100%" draw:stroke-linejoin="round"/>
    </style:style>
    <style:style style:family="graphic" style:name="a53">
      <style:graphic-properties draw:fill="none" draw:stroke="solid" svg:stroke-width="0.03125in" svg:stroke-color="#000000" svg:stroke-opacity="100%" draw:stroke-linejoin="round"/>
    </style:style>
    <style:style style:family="graphic" style:name="a54">
      <style:graphic-properties draw:fill="none" draw:stroke="solid" svg:stroke-width="0.03125in" svg:stroke-color="#000000" svg:stroke-opacity="100%" draw:stroke-linejoin="round"/>
    </style:style>
    <style:style style:family="graphic" style:name="a55">
      <style:graphic-properties draw:fill="none" draw:stroke="solid" svg:stroke-width="0.03125in" svg:stroke-color="#000000" svg:stroke-opacity="100%" draw:stroke-linejoin="round"/>
    </style:style>
    <style:style style:family="graphic" style:name="a56">
      <style:graphic-properties draw:fill="none" draw:stroke="solid" svg:stroke-width="0.03125in" svg:stroke-color="#000000" svg:stroke-opacity="100%" draw:stroke-linejoin="round"/>
    </style:style>
    <style:style style:family="graphic" style:name="a57">
      <style:graphic-properties draw:fill="none" draw:stroke="solid" svg:stroke-width="0.03125in" svg:stroke-color="#000000" svg:stroke-opacity="100%" draw:stroke-linejoin="round"/>
    </style:style>
    <style:style style:family="graphic" style:name="a58">
      <style:graphic-properties draw:fill="none" draw:stroke="solid" svg:stroke-width="0.03125in" svg:stroke-color="#000000" svg:stroke-opacity="100%" draw:stroke-linejoin="round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draw:fill="none" draw:stroke="solid" svg:stroke-width="0.03125in" svg:stroke-color="#000000" svg:stroke-opacity="100%" draw:stroke-linejoin="round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draw:fill="none" draw:stroke="solid" svg:stroke-width="0.03125in" svg:stroke-color="#000000" draw:marker-end="a24" svg:stroke-opacity="100%" draw:stroke-linejoin="round"/>
    </style:style>
    <style:style style:family="graphic" style:name="a27">
      <style:graphic-properties draw:fill="none" draw:stroke="solid" svg:stroke-width="0.03125in" svg:stroke-color="#000000" draw:marker-end="a26" svg:stroke-opacity="100%" draw:stroke-linejoin="round"/>
    </style:style>
    <style:style style:family="graphic" style:name="a28">
      <style:graphic-properties draw:fill="solid" draw:fill-color="#99ccff" draw:secondary-fill-color="#99ccff" draw:opacity="100%" draw:stroke="none"/>
    </style:style>
    <style:style style:family="graphic" style:name="a90">
      <style:graphic-properties draw:fill="none" draw:stroke="dash" draw:stroke-dash="a89" svg:stroke-width="0.03125in" svg:stroke-color="#ffffff" svg:stroke-opacity="100%" draw:stroke-linejoin="round"/>
    </style:style>
    <style:style style:family="graphic" style:name="a92">
      <style:graphic-properties draw:fill="none" draw:stroke="dash" draw:stroke-dash="a91" svg:stroke-width="0.03125in" svg:stroke-color="#ffffff" svg:stroke-opacity="100%" draw:stroke-linejoin="round"/>
    </style:style>
    <style:style style:family="graphic" style:name="a94">
      <style:graphic-properties draw:fill="none" draw:stroke="dash" draw:stroke-dash="a93" svg:stroke-width="0.03125in" svg:stroke-color="#ffffff" svg:stroke-opacity="100%" draw:stroke-linejoin="round"/>
    </style:style>
    <style:style style:family="graphic" style:name="a95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96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97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98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60">
      <style:graphic-properties draw:fill="none" draw:stroke="solid" svg:stroke-width="0.03125in" svg:stroke-color="#000000" svg:stroke-opacity="100%" draw:stroke-linejoin="round"/>
    </style:style>
    <style:style style:family="graphic" style:name="a61">
      <style:graphic-properties draw:fill="none" draw:stroke="solid" svg:stroke-width="0.03125in" svg:stroke-color="#000000" svg:stroke-opacity="100%" draw:stroke-linejoin="round"/>
    </style:style>
    <style:style style:family="graphic" style:name="a99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62">
      <style:graphic-properties draw:fill="none" draw:stroke="solid" svg:stroke-width="0.03125in" svg:stroke-color="#000000" svg:stroke-opacity="100%" draw:stroke-linejoin="round"/>
    </style:style>
    <style:style style:family="graphic" style:name="a63">
      <style:graphic-properties draw:fill="none" draw:stroke="solid" svg:stroke-width="0.03125in" svg:stroke-color="#000000" svg:stroke-opacity="100%" draw:stroke-linejoin="round"/>
    </style:style>
    <style:style style:family="graphic" style:name="a100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64">
      <style:graphic-properties draw:fill="none" draw:stroke="solid" svg:stroke-width="0.03125in" svg:stroke-color="#000000" svg:stroke-opacity="100%" draw:stroke-linejoin="round"/>
    </style:style>
    <style:style style:family="graphic" style:name="a101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c000" svg:stroke-opacity="100%" draw:auto-grow-width="false" draw:auto-grow-height="false"/>
      <style:paragraph-properties style:font-independent-line-spacing="false" style:writing-mode="lr-tb"/>
    </style:style>
    <style:style style:family="graphic" style:name="a65">
      <style:graphic-properties draw:fill="none" draw:stroke="solid" svg:stroke-width="0.03125in" svg:stroke-color="#000000" svg:stroke-opacity="100%" draw:stroke-linejoin="round"/>
    </style:style>
    <style:style style:family="graphic" style:name="a102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c000" svg:stroke-opacity="100%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fill="none" draw:stroke="solid" svg:stroke-width="0.03125in" svg:stroke-color="#000000" svg:stroke-opacity="100%" draw:stroke-linejoin="round"/>
    </style:style>
    <style:style style:family="graphic" style:name="a103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2">
      <style:graphic-properties draw:fill="solid" draw:fill-color="#5b9bd5" draw:opacity="100%" draw:stroke="solid" svg:stroke-width="0.01389in" svg:stroke-color="#002060" svg:stroke-opacity="100%" draw:stroke-linejoin="miter" svg:stroke-linecap="butt"/>
    </style:style>
    <style:style style:family="graphic" style:name="a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30">
      <style:graphic-properties draw:fill="gradient" draw:secondary-fill-color="#33cc33" draw:fill-gradient-name="a29" draw:stroke="none"/>
    </style:style>
    <style:style style:family="graphic" style:name="a105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c000" svg:stroke-opacity="100%" draw:auto-grow-width="false" draw:auto-grow-height="false"/>
      <style:paragraph-properties style:font-independent-line-spacing="false" style:writing-mode="lr-tb"/>
    </style:style>
    <style:style style:family="graphic" style:name="a68">
      <style:graphic-properties draw:fill="none" draw:stroke="solid" svg:stroke-width="0.03125in" svg:stroke-color="#000000" draw:marker-end="a67" svg:stroke-opacity="100%" draw:stroke-linejoin="round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draw:fill="solid" draw:fill-color="#954f72" draw:opacity="100%" draw:stroke="solid" svg:stroke-width="0.01042in" svg:stroke-color="#0563c1" svg:stroke-opacity="100%" draw:stroke-linejoin="round"/>
    </style:style>
    <style:style style:family="graphic" style:name="a5">
      <style:graphic-properties draw:fill="solid" draw:fill-color="#5b9bd5" draw:opacity="100%" draw:stroke="solid" svg:stroke-width="0.01389in" svg:stroke-color="#002060" svg:stroke-opacity="100%" draw:stroke-linejoin="miter" svg:stroke-linecap="butt"/>
    </style:style>
    <style:style style:family="graphic" style:name="a3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954f72" draw:opacity="100%" draw:stroke="solid" svg:stroke-width="0.03472in" svg:stroke-color="#0563c1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solid" draw:fill-color="#5b9bd5" draw:opacity="100%" draw:stroke="solid" svg:stroke-width="0.01389in" svg:stroke-color="#002060" svg:stroke-opacity="100%" draw:stroke-linejoin="miter" svg:stroke-linecap="butt"/>
    </style:style>
    <style:style style:family="graphic" style:name="a3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c000" svg:stroke-opacity="100%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solid" draw:fill-color="#99ccff" draw:secondary-fill-color="#99ccff" draw:opacity="100%" draw:stroke="none"/>
    </style:style>
    <style:style style:family="graphic" style:name="a109">
      <style:graphic-properties draw:fill="solid" draw:fill-color="#ffcc66" draw:opacity="100%" draw:stroke="none"/>
    </style:style>
    <style:style style:family="graphic" style:name="a8">
      <style:graphic-properties draw:fill="solid" draw:fill-color="#5b9bd5" draw:opacity="100%" draw:stroke="solid" svg:stroke-width="0.01389in" svg:stroke-color="#002060" svg:stroke-opacity="100%" draw:stroke-linejoin="miter" svg:stroke-linecap="butt"/>
    </style:style>
    <style:style style:family="graphic" style:name="a35">
      <style:graphic-properties draw:fill="solid" draw:fill-color="#99ccff" draw:secondary-fill-color="#99ccff" draw:opacity="100%" draw:stroke="none"/>
    </style:style>
    <style:style style:family="graphic" style:name="a36">
      <style:graphic-properties draw:fill="solid" draw:fill-color="#99ccff" draw:secondary-fill-color="#99ccff" draw:opacity="100%" draw:stroke="none"/>
    </style:style>
    <style:style style:family="graphic" style:name="a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none" draw:stroke="dash" draw:stroke-dash="a69" svg:stroke-width="0.03125in" svg:stroke-color="#ffffff" svg:stroke-opacity="100%" draw:stroke-linejoin="round"/>
    </style:style>
    <style:style style:family="graphic" style:name="a72">
      <style:graphic-properties draw:fill="none" draw:stroke="dash" draw:stroke-dash="a71" svg:stroke-width="0.03125in" svg:stroke-color="#ffffff" svg:stroke-opacity="100%" draw:stroke-linejoin="round"/>
    </style:style>
    <style:style style:family="graphic" style:name="a110">
      <style:graphic-properties draw:fill="solid" draw:fill-color="#ffcc66" draw:opacity="100%" draw:stroke="none"/>
    </style:style>
    <style:style style:family="graphic" style:name="a74">
      <style:graphic-properties draw:fill="none" draw:stroke="dash" draw:stroke-dash="a73" svg:stroke-width="0.03125in" svg:stroke-color="#ffffff" svg:stroke-opacity="100%" draw:stroke-linejoin="round"/>
    </style:style>
    <style:style style:family="graphic" style:name="a111">
      <style:graphic-properties draw:fill="solid" draw:fill-color="#ffcc66" draw:opacity="100%" draw:stroke="none"/>
    </style:style>
    <style:style style:family="graphic" style:name="a112">
      <style:graphic-properties draw:fill="solid" draw:fill-color="#ffcc66" draw:opacity="100%" draw:stroke="none"/>
    </style:style>
    <style:style style:family="graphic" style:name="a113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77">
      <style:graphic-properties draw:fill="none" draw:stroke="solid" svg:stroke-width="0.03125in" svg:stroke-color="#44546a" draw:marker-start="a75" draw:marker-end="a76" svg:stroke-opacity="100%" draw:stroke-linejoin="round" svg:stroke-linecap="butt"/>
    </style:style>
    <style:style style:family="graphic" style:name="a114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4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116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42">
      <style:graphic-properties draw:fill="none" draw:stroke="dash" draw:stroke-dash="a41" svg:stroke-width="0.03125in" svg:stroke-color="#ffffff" svg:stroke-opacity="100%" draw:stroke-linejoin="round"/>
    </style:style>
    <style:style style:family="graphic" style:name="a117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4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solid" draw:fill-color="#ffcc66" draw:opacity="100%" draw:stroke="solid" svg:stroke-width="0.01042in" svg:stroke-color="#0563c1" svg:stroke-opacity="100%" draw:stroke-linejoin="round"/>
    </style:style>
    <style:style style:family="graphic" style:name="a45">
      <style:graphic-properties draw:fill="none" draw:stroke="dash" draw:stroke-dash="a44" svg:stroke-width="0.04167in" svg:stroke-color="#000000" svg:stroke-opacity="100%" draw:stroke-linejoin="round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2083in" svg:stroke-color="#002060" draw:marker-end="a9" svg:stroke-opacity="100%" draw:stroke-linejoin="miter" svg:stroke-linecap="butt"/>
    </style:style>
    <style:style style:family="graphic" style:name="a48">
      <style:graphic-properties draw:fill="none" draw:stroke="dash" draw:stroke-dash="a47" svg:stroke-width="0.04167in" svg:stroke-color="#ffffff" svg:stroke-opacity="100%" draw:stroke-linejoin="round"/>
    </style:style>
    <style:style style:family="graphic" style:name="a12">
      <style:graphic-properties draw:fill="none" draw:stroke="solid" svg:stroke-width="0.02083in" svg:stroke-color="#002060" draw:marker-end="a11" svg:stroke-opacity="100%" draw:stroke-linejoin="miter" svg:stroke-linecap="butt"/>
    </style:style>
    <style:style style:family="graphic" style:name="a14">
      <style:graphic-properties draw:fill="none" draw:stroke="solid" svg:stroke-width="0.02083in" svg:stroke-color="#002060" draw:marker-end="a13" svg:stroke-opacity="100%" draw:stroke-linejoin="miter" svg:stroke-linecap="butt"/>
    </style:style>
    <style:style style:family="graphic" style:name="a15">
      <style:graphic-properties draw:fill="none" draw:stroke="solid" svg:stroke-width="0.02083in" svg:stroke-color="#002060" svg:stroke-opacity="100%" draw:stroke-linejoin="miter" svg:stroke-linecap="butt"/>
    </style:style>
    <style:style style:family="graphic" style:name="a16">
      <style:graphic-properties draw:fill="none" draw:stroke="solid" svg:stroke-width="0.02083in" svg:stroke-color="#002060" svg:stroke-opacity="100%" draw:stroke-linejoin="miter" svg:stroke-linecap="butt"/>
    </style:style>
    <style:style style:family="graphic" style:name="a18">
      <style:graphic-properties draw:fill="none" draw:stroke="solid" svg:stroke-width="0.02083in" svg:stroke-color="#002060" draw:marker-end="a17" svg:stroke-opacity="100%" draw:stroke-linejoin="miter" svg:stroke-linecap="butt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draw:fill="none" draw:stroke="solid" svg:stroke-width="0.03125in" svg:stroke-color="#44546a" draw:marker-start="a78" draw:marker-end="a79" svg:stroke-opacity="100%" draw:stroke-linejoin="round" svg:stroke-linecap="butt"/>
    </style:style>
    <style:style style:family="graphic" style:name="a83">
      <style:graphic-properties draw:fill="none" draw:stroke="solid" svg:stroke-width="0.03125in" svg:stroke-color="#44546a" draw:marker-start="a81" draw:marker-end="a82" svg:stroke-opacity="100%" draw:stroke-linejoin="round" svg:stroke-linecap="butt"/>
    </style:style>
    <style:style style:family="graphic" style:name="a120">
      <style:graphic-properties draw:fill="gradient" draw:fill-gradient-name="a119" draw:stroke="none"/>
    </style:style>
    <style:style style:family="graphic" style:name="a1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draw:fill="none" draw:stroke="solid" svg:stroke-width="0.03125in" svg:stroke-color="#44546a" draw:marker-end="a84" svg:stroke-opacity="100%" draw:stroke-linejoin="round" svg:stroke-linecap="butt"/>
    </style:style>
    <style:style style:family="graphic" style:name="a122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amenvatting SAQ les 1</text:p>
      <text:p text:style-name="Normal"><text:span text:style-name="T2">Requirements</text:span><text:s/>voorzien van<text:s/><text:span text:style-name="T3">Atributen</text:span></text:p>
      <text:p text:style-name="Normal"><text:span text:style-name="T4">Analyse fase</text:span><text:s/>beschrijven wat de klant nodig heeft</text:p>
      <text:p text:style-name="Normal">Doormiddel van<text:s/><text:span text:style-name="T5">Naturlijke taal</text:span><text:s/>en<text:s/><text:span text:style-name="T6">Use cases</text:span></text:p>
      <text:p text:style-name="Normal">Een<text:s/><text:span text:style-name="T7">requirement<text:s/></text:span>is een eis of behoefte om gebruikeres iets te kunnen laten doen en het moet voldoen aan bepaalde standaarden.</text:p>
      <text:p text:style-name="Normal"><text:span text:style-name="T8"><draw:g draw:z-index="251659264" draw:name="Groep 68" draw:id="id20" draw:style-name="a23" text:anchor-type="paragraph"><svg:title/><svg:desc/><draw:frame draw:id="id0" draw:style-name="a0" draw:name="Tekstvak 3" svg:x="-0.35903in" svg:y="1.08109in" svg:width="0.92414in" svg:height="0.35035in" style:rel-width="scale" style:rel-height="scale"><draw:text-box><text:p text:style-name="P9"><text:span text:style-name="T10">Elicitatie</text:span></text:p></draw:text-box><svg:title/><svg:desc/></draw:frame><draw:frame draw:id="id1" draw:style-name="a1" draw:name="Tekstvak 4" svg:x="1.08016in" svg:y="1.06824in" svg:width="0.89072in" svg:height="0.35035in" style:rel-width="scale" style:rel-height="scale"><draw:text-box><text:p text:style-name="P11"><text:span text:style-name="T12">Analyse</text:span></text:p></draw:text-box><svg:title/><svg:desc/></draw:frame><draw:custom-shape svg:x="0.62642in" svg:y="1.28144in" svg:width="0.44031in" svg:height="0.05327in" draw:id="id2" draw:style-name="a2" draw:name="PIJL-RECHTS 5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29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id="id3" draw:style-name="a3" draw:name="Tekstvak 6" svg:x="2.54931in" svg:y="1.07375in" svg:width="1.20266in" svg:height="0.35035in" style:rel-width="scale" style:rel-height="scale"><draw:text-box><text:p text:style-name="P13"><text:span text:style-name="T14">Specificatie</text:span></text:p></draw:text-box><svg:title/><svg:desc/></draw:frame><draw:frame draw:id="id4" draw:style-name="a4" draw:name="Tekstvak 7" svg:x="4.27455in" svg:y="1.06089in" svg:width="0.93194in" svg:height="0.35035in" style:rel-width="scale" style:rel-height="scale"><draw:text-box><text:p text:style-name="P15"><text:span text:style-name="T16">Validatie</text:span></text:p></draw:text-box><svg:title/><svg:desc/></draw:frame><draw:custom-shape svg:x="3.83585in" svg:y="1.26672in" svg:width="0.42533in" svg:height="0.0429in" draw:id="id5" draw:style-name="a5" draw:name="PIJL-RECHTS 8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511 5400" draw:mirror-vertical="true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2.03869in" svg:y="1.28144in" svg:width="0.51069in" svg:height="0.05327in" draw:id="id6" draw:style-name="a6" draw:name="PIJL-RECHTS 9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47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id="id7" draw:style-name="a7" draw:name="Tekstvak 10" svg:x="5.72273in" svg:y="1.06089in" svg:width="1.05783in" svg:height="0.35035in" style:rel-width="scale" style:rel-height="scale"><draw:text-box><text:p text:style-name="P17"><text:span text:style-name="T18">Realisatie</text:span></text:p></draw:text-box><svg:title/><svg:desc/></draw:frame><draw:custom-shape svg:x="5.26759in" svg:y="1.27409in" svg:width="0.4418in" svg:height="0.05327in" draw:id="id8" draw:style-name="a8" draw:name="PIJL-RECHTS 11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29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onnector draw:type="standard" svg:x1="0.83789in" svg:y1="0.79216in" draw:start-shape="id1" draw:start-glue-point="2" svg:x2="0.85075in" svg:y2="2.21342in" draw:end-shape="id0" draw:end-glue-point="2" draw:id="id9" draw:style-name="a10" draw:transform="translate(-0.84432in -1.50279in) rotate(-1.5708) translate(0.84432in 1.50279in)" draw:name="Gebogen verbindingslijn 13"><svg:title/><svg:desc/></draw:connector><draw:connector draw:type="standard" svg:x1="4.0539in" svg:y1="0.77839in" svg:x2="4.06859in" svg:y2="2.19965in" draw:id="id10" draw:style-name="a12" draw:transform="translate(-4.06125in -1.48902in) rotate(-1.5708) translate(4.06125in 1.48902in)" draw:name="Gebogen verbindingslijn 16"><svg:title/><svg:desc/></draw:connector><draw:connector draw:type="standard" svg:x1="3.16709in" svg:y1="2.67314in" draw:start-shape="id4" draw:start-glue-point="0" svg:x2="3.15974in" svg:y2="-0.54378in" draw:end-shape="id1" draw:end-glue-point="0" draw:id="id11" draw:style-name="a14" draw:transform="translate(-3.16341in -1.06468in) rotate(-4.71239) translate(3.16341in 1.06468in)" draw:name="Gebogen verbindingslijn 29"><svg:title/><svg:desc/></draw:connector><draw:g draw:name="Groep 62" draw:id="id15"><svg:title/><svg:desc/><draw:connector draw:type="line" svg:x1="5.007in" svg:y1="1.48167in" svg:x2="5.007in" svg:y2="2.33217in" draw:id="id12" draw:style-name="a15" draw:name="Rechte verbindingslijn 57"><svg:title/><svg:desc/></draw:connector><draw:connector draw:type="line" svg:x1="5.007in" svg:y1="2.33217in" svg:x2="-0.08796in" svg:y2="2.33217in" draw:id="id13" draw:style-name="a16" draw:name="Rechte verbindingslijn 59"><svg:title/><svg:desc/></draw:connector><draw:connector draw:type="line" svg:x1="-0.08796in" svg:y1="2.33217in" svg:x2="-0.08796in" svg:y2="1.50922in" draw:id="id14" draw:style-name="a18" draw:name="Rechte verbindingslijn met pijl 61"><svg:title/><svg:desc/></draw:connector></draw:g><draw:frame draw:id="id16" draw:style-name="a19" draw:name="Tekstvak 63" svg:x="1.97088in" svg:y="0.36111in" svg:width="2.20134in" svg:height="0.32083in" style:rel-width="scale" style:rel-height="scale"><draw:text-box><text:p text:style-name="P19"><text:span text:style-name="T20">Opnieuw beoordelen</text:span></text:p></draw:text-box><svg:title/><svg:desc/></draw:frame><draw:frame draw:id="id17" draw:style-name="a20" draw:name="Tekstvak 64" svg:x="3.39097in" svg:y="1.74256in" svg:width="1.04967in" svg:height="0.28958in" style:rel-width="scale" style:rel-height="scale"><draw:text-box><text:p text:style-name="P21"><text:span text:style-name="T22">herschrijven</text:span></text:p></draw:text-box><svg:title/><svg:desc/></draw:frame><draw:frame draw:id="id18" draw:style-name="a21" draw:name="Tekstvak 65" svg:x="0.15139in" svg:y="1.74299in" svg:width="1.20315in" svg:height="0.32646in" style:rel-width="scale" style:rel-height="scale"><draw:text-box><text:p text:style-name="P23"><text:span text:style-name="T24">verduidelijken</text:span></text:p></draw:text-box><svg:title/><svg:desc/></draw:frame><draw:frame draw:id="id19" draw:style-name="a22" draw:name="Tekstvak 66" svg:x="1.88237in" svg:y="2.30903in" svg:width="1.46824in" svg:height="0.3125in" style:rel-width="scale" style:rel-height="scale"><draw:text-box><text:p text:style-name="P25"><text:span text:style-name="T26">gaten dichten</text:span></text:p></draw:text-box><svg:title/><svg:desc/></draw:frame></draw:g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Specificatie is SAQ, de rest is Information System Engineering</text:p>
      <text:p text:style-name="P37"><text:span text:style-name="T38">Needs<text:s/></text:span>zijn onderdeel van het probleem domein,<text:s/><text:span text:style-name="T39">Features<text:s/></text:span>en<text:s/><text:span text:style-name="T40">Software Requirements</text:span><text:s/>zijn onderdeel van het oplossingsdomein.</text:p>
      <text:p text:style-name="P41"><text:span text:style-name="T42"><draw:g draw:z-index="251661312" draw:name="Group 84" draw:id="id102" draw:style-name="a122" text:anchor-type="paragraph"><svg:title/><svg:desc>A graphic showing a pyramid that represents how stakeholder requests become product needs, features, requirements, test procedures, product design, and documentation.</svg:desc><draw:custom-shape svg:width="0.06707in" svg:height="0.24438in" draw:id="id21" draw:style-name="a25" draw:transform="translate(-0.03353in -0.12219in) rotate(-1.36734) translate(3.0358in 1.82399in)" draw:name="Line 3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<draw:equation draw:name="f0" draw:formula="left"/><draw:equation draw:name="f1" draw:formula="right"/><draw:equation draw:name="f2" draw:formula="top"/><draw:equation draw:name="f3" draw:formula="bottom"/></draw:enhanced-geometry></draw:custom-shape><draw:custom-shape svg:width="0.08024in" svg:height="0.23008in" draw:id="id22" draw:style-name="a27" draw:transform="translate(-0.04012in -0.11504in) rotate(-1.36734) translate(4.90182in 2.42941in)" draw:name="Line 4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draw:custom-shape svg:x="-0.16846in" svg:y="0.54607in" svg:width="2.6895in" svg:height="2.75944in" draw:id="id23" draw:style-name="a28" draw:name="AutoShape 5"><svg:title/><svg:desc/><draw:enhanced-geometry draw:path-stretchpoint-x="21600" draw:path-stretchpoint-y="21600" draw:type="non-primitive" svg:viewBox="0 0 21600 21600" draw:extrusion-brightness="47%" draw:extrusion-diffusion="65.536%" draw:extrusion-second-light-level="37%" draw:extrusion-first-light-direction="(0.05468 0 0.01094)" draw:extrusion-second-light-direction="(-0.05468 0 0.01094)" draw:extrusion-skew="50 -135" draw:extrusion-viewpoint="(1.36702in -1.36702in 9.84252in)" draw:enhanced-path="M ?f0 ?f3 L ?f11 ?f2 ?f1 ?f3 Z N" draw:text-areas="?f10 ?f6 ?f12 ?f3" draw:glue-points="?f11 ?f2 ?f10 ?f6 ?f0 ?f3 ?f11 ?f3 ?f1 ?f3 ?f12 ?f6" draw:glue-point-leaving-directions="-360, -270, -180, -180, -180, -90" draw:modifiers="49204" dr3d:shade-mode="gouraud" draw:extrusion-color="true" draw:extrusion-first-light-harsh="false" draw:extrusion-second-light-harsh="false" draw:extrusion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$0"/><draw:equation draw:name="f10" draw:formula="?f7 * ?f9 / 200000"/><draw:equation draw:name="f11" draw:formula="?f7 * ?f9 / 100000"/><draw:equation draw:name="f12" draw:formula="?f10 + ?f8"/></draw:enhanced-geometry></draw:custom-shape><draw:custom-shape svg:x="3.21389in" svg:y="1.8168in" svg:width="1.4208in" svg:height="0.76412in" draw:id="id24" draw:style-name="a30" draw:name="Rectangle 26"><svg:title/><svg:desc/><draw:enhanced-geometry draw:type="non-primitive" svg:viewBox="0 0 21600 21600" draw:extrusion-brightness="47%" draw:extrusion-diffusion="65.536%" draw:extrusion-second-light-level="37%" draw:extrusion-first-light-direction="(0.05468 0 0.01094)" draw:extrusion-second-light-direction="(-0.05468 0 0.01094)" draw:extrusion-skew="50 -135" draw:extrusion-viewpoint="(1.36702in -1.36702in 9.84252in)" draw:enhanced-path="M 0 0 L 21600 0 21600 21600 0 21600 Z N" dr3d:shade-mode="gouraud" draw:extrusion-color="true" draw:extrusion-first-light-harsh="false" draw:extrusion-second-light-harsh="false" draw:extrusion="true"/></draw:custom-shape><draw:frame draw:id="id25" draw:style-name="a31" draw:name="Text Box 7" svg:x="2.96821in" svg:y="1.69344in" svg:width="2.10325in" svg:height="0.9761in" style:rel-width="scale" style:rel-height="scale"><draw:text-box><text:p text:style-name="P43"><text:span text:style-name="T44">The system to be built</text:span></text:p></draw:text-box><svg:title/><svg:desc/></draw:frame><draw:frame draw:id="id26" draw:style-name="a32" draw:name="Text Box 8" svg:x="0.61018in" svg:y="1.06226in" svg:width="1.08022in" svg:height="0.49943in" style:rel-width="scale" style:rel-height="scale"><draw:text-box><text:p text:style-name="P45"><text:span text:style-name="T46">Needs</text:span></text:p></draw:text-box><svg:title/><svg:desc/></draw:frame><draw:frame draw:id="id27" draw:style-name="a33" draw:name="Text Box 9" svg:x="0.14351in" svg:y="2.38809in" svg:width="2.13964in" svg:height="0.85274in" style:rel-width="scale" style:rel-height="scale"><draw:text-box><text:p text:style-name="P47"><text:span text:style-name="T48">Software</text:span></text:p><text:p text:style-name="P49"><text:span text:style-name="T50">Requirements</text:span></text:p></draw:text-box><svg:title/><svg:desc/></draw:frame><draw:custom-shape svg:x="1.92568in" svg:y="3.7211in" svg:width="3.65143in" svg:height="0.61201in" draw:id="id28" draw:style-name="a34" draw:name="AutoShape 10"><svg:title/><svg:desc/><draw:enhanced-geometry draw:type="non-primitive" svg:viewBox="0 0 21600 21600" draw:extrusion-brightness="47%" draw:extrusion-diffusion="65.536%" draw:extrusion-second-light-level="37%" draw:extrusion-first-light-direction="(0.05468 0 0.01094)" draw:extrusion-second-light-direction="(-0.05468 0 0.01094)" draw:extrusion-skew="50 -135" draw:extrusion-viewpoint="(1.36702in -1.36702in 9.84252in)" draw:enhanced-path="M 0 0 L 2456 21600 19144 21600 21600 0 0 0 Z N" draw:text-areas="?f24 ?f26 ?f25 ?f27" draw:glue-points="?f18 ?f19 ?f20 ?f21 ?f22 ?f19 ?f20 ?f23" draw:glue-point-leaving-directions="-90, -90, -90, -90" dr3d:shade-mode="gouraud" draw:mirror-vertical="true" draw:extrusion-color="true" draw:extrusion-first-light-harsh="false" draw:extrusion-second-light-harsh="false" draw:extrusion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344 * ?f5 / 21600"/><draw:equation draw:name="f9" draw:formula="6 * ?f4 / 21600"/><draw:equation draw:name="f10" draw:formula="183 * ?f5 / 21600"/><draw:equation draw:name="f11" draw:formula="12 * ?f4 / 21600"/><draw:equation draw:name="f12" draw:formula="21 * ?f5 / 21600"/><draw:equation draw:name="f13" draw:formula="0 * ?f4 / 21600"/><draw:equation draw:name="f14" draw:formula="3030 * ?f5 / 21600"/><draw:equation draw:name="f15" draw:formula="3043 * ?f4 / 21600"/><draw:equation draw:name="f16" draw:formula="18570 * ?f5 / 21600"/><draw:equation draw:name="f17" draw:formula="18557 * ?f4 / 2160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6"/><draw:equation draw:name="f23" draw:formula="?f13 / ?f7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draw:custom-shape svg:x="0.52439in" svg:y="3.63487in" svg:width="3.65143in" svg:height="0.63357in" draw:id="id29" draw:style-name="a35" draw:name="AutoShape 11"><svg:title/><svg:desc/><draw:enhanced-geometry draw:type="non-primitive" svg:viewBox="0 0 21600 21600" draw:extrusion-brightness="47%" draw:extrusion-diffusion="65.536%" draw:extrusion-second-light-level="37%" draw:extrusion-first-light-direction="(0.05468 0 0.01094)" draw:extrusion-second-light-direction="(-0.05468 0 0.01094)" draw:extrusion-skew="50 -135" draw:extrusion-viewpoint="(1.36702in -1.36702in 9.84252in)" draw:enhanced-path="M 0 0 L 2456 21600 19144 21600 21600 0 0 0 Z N" draw:text-areas="?f24 ?f26 ?f25 ?f27" draw:glue-points="?f18 ?f19 ?f20 ?f21 ?f22 ?f19 ?f20 ?f23" draw:glue-point-leaving-directions="-90, -90, -90, -90" dr3d:shade-mode="gouraud" draw:mirror-vertical="true" draw:extrusion-color="true" draw:extrusion-first-light-harsh="false" draw:extrusion-second-light-harsh="false" draw:extrusion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344 * ?f5 / 21600"/><draw:equation draw:name="f9" draw:formula="6 * ?f4 / 21600"/><draw:equation draw:name="f10" draw:formula="183 * ?f5 / 21600"/><draw:equation draw:name="f11" draw:formula="13 * ?f4 / 21600"/><draw:equation draw:name="f12" draw:formula="21 * ?f5 / 21600"/><draw:equation draw:name="f13" draw:formula="0 * ?f4 / 21600"/><draw:equation draw:name="f14" draw:formula="3030 * ?f5 / 21600"/><draw:equation draw:name="f15" draw:formula="3022 * ?f4 / 21600"/><draw:equation draw:name="f16" draw:formula="18570 * ?f5 / 21600"/><draw:equation draw:name="f17" draw:formula="18578 * ?f4 / 2160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6"/><draw:equation draw:name="f23" draw:formula="?f13 / ?f7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draw:custom-shape svg:x="-0.67153in" svg:y="3.50313in" svg:width="3.67483in" svg:height="0.61201in" draw:id="id30" draw:style-name="a36" draw:name="AutoShape 12"><svg:title/><svg:desc/><draw:enhanced-geometry draw:type="non-primitive" svg:viewBox="0 0 21600 21600" draw:extrusion-brightness="47%" draw:extrusion-diffusion="65.536%" draw:extrusion-second-light-level="37%" draw:extrusion-first-light-direction="(0.05468 0 0.01094)" draw:extrusion-second-light-direction="(-0.05468 0 0.01094)" draw:extrusion-skew="50 -135" draw:extrusion-viewpoint="(1.36702in -1.36702in 9.84252in)" draw:enhanced-path="M 0 0 L 2456 21600 19144 21600 21600 0 0 0 Z N" draw:text-areas="?f24 ?f26 ?f25 ?f27" draw:glue-points="?f18 ?f19 ?f20 ?f21 ?f22 ?f19 ?f20 ?f23" draw:glue-point-leaving-directions="-90, -90, -90, -90" dr3d:shade-mode="gouraud" draw:mirror-vertical="true" draw:extrusion-color="true" draw:extrusion-first-light-harsh="false" draw:extrusion-second-light-harsh="false" draw:extrusion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349 * ?f5 / 21600"/><draw:equation draw:name="f9" draw:formula="6 * ?f4 / 21600"/><draw:equation draw:name="f10" draw:formula="185 * ?f5 / 21600"/><draw:equation draw:name="f11" draw:formula="12 * ?f4 / 21600"/><draw:equation draw:name="f12" draw:formula="21 * ?f5 / 21600"/><draw:equation draw:name="f13" draw:formula="0 * ?f4 / 21600"/><draw:equation draw:name="f14" draw:formula="3026 * ?f5 / 21600"/><draw:equation draw:name="f15" draw:formula="3043 * ?f4 / 21600"/><draw:equation draw:name="f16" draw:formula="18574 * ?f5 / 21600"/><draw:equation draw:name="f17" draw:formula="18557 * ?f4 / 2160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6"/><draw:equation draw:name="f23" draw:formula="?f13 / ?f7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draw:frame draw:id="id31" draw:style-name="a37" draw:name="Text Box 13" svg:x="2.63023in" svg:y="3.59654in" svg:width="1.3662in" svg:height="0.48147in" style:rel-width="scale" style:rel-height="scale"><draw:text-box><text:p text:style-name="P51"><text:span text:style-name="T52">Design</text:span></text:p></draw:text-box><svg:title/><svg:desc/></draw:frame><draw:frame draw:id="id32" draw:style-name="a38" draw:name="Text Box 14" svg:x="-0.13337in" svg:y="3.52468in" svg:width="2.49322in" svg:height="0.42757in" style:rel-width="scale" style:rel-height="scale"><draw:text-box><text:p text:style-name="P53"><text:span text:style-name="T54">Test Procedures</text:span></text:p></draw:text-box><svg:title/><svg:desc/></draw:frame><draw:frame draw:id="id33" draw:style-name="a39" draw:name="Text Box 15" svg:x="4.29021in" svg:y="3.52468in" svg:width="0.95543in" svg:height="0.8216in" style:rel-width="scale" style:rel-height="scale"><draw:text-box><text:p text:style-name="P55"><text:span text:style-name="T56">User Doc</text:span></text:p></draw:text-box><svg:title/><svg:desc/></draw:frame><draw:frame draw:id="id34" draw:style-name="a40" draw:name="Text Box 16" svg:x="0.44379in" svg:y="1.78566in" svg:width="1.48189in" svg:height="0.50901in" style:rel-width="scale" style:rel-height="scale"><draw:text-box><text:p text:style-name="P57"><text:span text:style-name="T58">Features</text:span></text:p></draw:text-box><svg:title/><svg:desc/></draw:frame><draw:custom-shape svg:x="0.3294in" svg:y="2.34976in" svg:width="1.74837in" svg:height="0in" draw:id="id35" draw:style-name="a42" draw:name="Line 17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draw:frame draw:id="id36" draw:style-name="a43" draw:name="Text Box 18" svg:x="4.65549in" svg:y="1.9713in" svg:width="2.02135in" svg:height="0.62638in" style:rel-width="scale" style:rel-height="scale"><draw:text-box><text:p text:style-name="P59"><text:span text:style-name="T60">Solution Space</text:span></text:p></draw:text-box><svg:title/><svg:desc/></draw:frame><draw:custom-shape svg:x="1.7268in" svg:y="1.59523in" svg:width="4.70826in" svg:height="0.0012in" draw:id="id37" draw:style-name="a45" draw:name="Line 19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draw:frame draw:id="id38" draw:style-name="a46" draw:name="Text Box 20" svg:x="4.5034in" svg:y="0.50535in" svg:width="1.99926in" svg:height="0.50063in" style:rel-width="scale" style:rel-height="scale"><draw:text-box><text:p text:style-name="P61"><text:span text:style-name="T62">Problem Space</text:span></text:p></draw:text-box><svg:title/><svg:desc/></draw:frame><draw:custom-shape svg:x="1.16524in" svg:y="0.55325in" svg:width="1.3298in" svg:height="2.72231in" draw:id="id39" draw:style-name="a48" draw:name="Line 21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4.80108in" svg:y="1.8144in" svg:width="0.22878in" svg:height="0.12456in" draw:id="id40" draw:style-name="a50" draw:name="Line 22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<draw:equation draw:name="f0" draw:formula="left"/><draw:equation draw:name="f1" draw:formula="right"/><draw:equation draw:name="f2" draw:formula="top"/><draw:equation draw:name="f3" draw:formula="bottom"/></draw:enhanced-geometry></draw:custom-shape><draw:g draw:name="Group 43" draw:id="id45"><svg:title/><svg:desc/><draw:custom-shape svg:x="2.76692in" svg:y="1.68026in" svg:width="0.10923in" svg:height="0.09257in" draw:id="id41" draw:style-name="a51" draw:name="Oval 4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2132in" svg:y="1.77358in" svg:width="0.00043in" svg:height="0.0866in" draw:id="id42" draw:style-name="a52" draw:name="Line 25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2.73497in" svg:y="1.79785in" svg:width="0.17313in" svg:height="0.00037in" draw:id="id43" draw:style-name="a53" draw:name="Line 26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2.70173in" svg:y="1.86019in" svg:width="0.23918in" svg:height="0.10153in" draw:id="id44" draw:style-name="a54" draw:name="Freeform 47"><svg:title/><svg:desc/><draw:enhanced-geometry draw:type="non-primitive" svg:viewBox="0 0 108 54" draw:enhanced-path="M 0 54 L 54 0 108 54 N" draw:text-areas="?f15 ?f18 ?f20 ?f21" draw:glue-points="?f15 ?f16 ?f17 ?f18 ?f19 ?f16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54"/><draw:equation draw:name="f8" draw:formula="0 * ?f5 / 108"/><draw:equation draw:name="f9" draw:formula="272 * ?f4 / 54"/><draw:equation draw:name="f10" draw:formula="277 * ?f5 / 108"/><draw:equation draw:name="f11" draw:formula="0 * ?f4 / 54"/><draw:equation draw:name="f12" draw:formula="554 * ?f5 / 108"/><draw:equation draw:name="f13" draw:formula="108 * ?f5 / 108"/><draw:equation draw:name="f14" draw:formula="54 * ?f4 / 54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6"/><draw:equation draw:name="f21" draw:formula="?f14 / ?f7"/></draw:enhanced-geometry></draw:custom-shape></draw:g><draw:g draw:name="Group 48" draw:id="id50"><svg:title/><svg:desc/><draw:custom-shape svg:x="2.76716in" svg:y="2.25036in" svg:width="0.11398in" svg:height="0.09533in" draw:id="id46" draw:style-name="a55" draw:name="Oval 4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2392in" svg:y="2.34646in" svg:width="0.00045in" svg:height="0.08918in" draw:id="id47" draw:style-name="a56" draw:name="Line 30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2.73382in" svg:y="2.37144in" svg:width="0.18065in" svg:height="0.00038in" draw:id="id48" draw:style-name="a57" draw:name="Line 31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2.69913in" svg:y="2.43564in" svg:width="0.24958in" svg:height="0.10456in" draw:id="id49" draw:style-name="a58" draw:name="Freeform 52"><svg:title/><svg:desc/><draw:enhanced-geometry draw:type="non-primitive" svg:viewBox="0 0 108 54" draw:enhanced-path="M 0 54 L 54 0 108 54 N" draw:text-areas="?f15 ?f18 ?f20 ?f21" draw:glue-points="?f15 ?f16 ?f17 ?f18 ?f19 ?f16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54"/><draw:equation draw:name="f8" draw:formula="0 * ?f5 / 108"/><draw:equation draw:name="f9" draw:formula="272 * ?f4 / 54"/><draw:equation draw:name="f10" draw:formula="277 * ?f5 / 108"/><draw:equation draw:name="f11" draw:formula="0 * ?f4 / 54"/><draw:equation draw:name="f12" draw:formula="554 * ?f5 / 108"/><draw:equation draw:name="f13" draw:formula="108 * ?f5 / 108"/><draw:equation draw:name="f14" draw:formula="54 * ?f4 / 54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6"/><draw:equation draw:name="f21" draw:formula="?f14 / ?f7"/></draw:enhanced-geometry></draw:custom-shape></draw:g><draw:g draw:name="Group 53" draw:id="id55"><svg:title/><svg:desc/><draw:custom-shape svg:x="5.14835in" svg:y="1.69344in" svg:width="0.10923in" svg:height="0.09257in" draw:id="id51" draw:style-name="a59" draw:name="Oval 5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20275in" svg:y="1.78676in" svg:width="0.00043in" svg:height="0.0866in" draw:id="id52" draw:style-name="a60" draw:name="Line 35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5.1164in" svg:y="1.81102in" svg:width="0.17313in" svg:height="0.00037in" draw:id="id53" draw:style-name="a61" draw:name="Line 36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5.08316in" svg:y="1.87336in" svg:width="0.23918in" svg:height="0.10153in" draw:id="id54" draw:style-name="a62" draw:name="Freeform 57"><svg:title/><svg:desc/><draw:enhanced-geometry draw:type="non-primitive" svg:viewBox="0 0 108 54" draw:enhanced-path="M 0 54 L 54 0 108 54 N" draw:text-areas="?f15 ?f18 ?f20 ?f21" draw:glue-points="?f15 ?f16 ?f17 ?f18 ?f19 ?f16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54"/><draw:equation draw:name="f8" draw:formula="0 * ?f5 / 108"/><draw:equation draw:name="f9" draw:formula="272 * ?f4 / 54"/><draw:equation draw:name="f10" draw:formula="277 * ?f5 / 108"/><draw:equation draw:name="f11" draw:formula="0 * ?f4 / 54"/><draw:equation draw:name="f12" draw:formula="554 * ?f5 / 108"/><draw:equation draw:name="f13" draw:formula="108 * ?f5 / 108"/><draw:equation draw:name="f14" draw:formula="54 * ?f4 / 54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6"/><draw:equation draw:name="f21" draw:formula="?f14 / ?f7"/></draw:enhanced-geometry></draw:custom-shape></draw:g><draw:g draw:name="Group 58" draw:id="id60"><svg:title/><svg:desc/><draw:custom-shape svg:x="5.07165in" svg:y="2.36054in" svg:width="0.10923in" svg:height="0.09257in" draw:id="id56" draw:style-name="a63" draw:name="Oval 5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12605in" svg:y="2.45386in" svg:width="0.00043in" svg:height="0.0866in" draw:id="id57" draw:style-name="a64" draw:name="Line 40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5.0397in" svg:y="2.47813in" svg:width="0.17313in" svg:height="0.00037in" draw:id="id58" draw:style-name="a65" draw:name="Line 41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5.00646in" svg:y="2.54046in" svg:width="0.23918in" svg:height="0.10153in" draw:id="id59" draw:style-name="a66" draw:name="Freeform 62"><svg:title/><svg:desc/><draw:enhanced-geometry draw:type="non-primitive" svg:viewBox="0 0 108 54" draw:enhanced-path="M 0 54 L 54 0 108 54 N" draw:text-areas="?f15 ?f18 ?f20 ?f21" draw:glue-points="?f15 ?f16 ?f17 ?f18 ?f19 ?f16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8"/><draw:equation draw:name="f7" draw:formula="?f4 / 54"/><draw:equation draw:name="f8" draw:formula="0 * ?f5 / 108"/><draw:equation draw:name="f9" draw:formula="272 * ?f4 / 54"/><draw:equation draw:name="f10" draw:formula="277 * ?f5 / 108"/><draw:equation draw:name="f11" draw:formula="0 * ?f4 / 54"/><draw:equation draw:name="f12" draw:formula="554 * ?f5 / 108"/><draw:equation draw:name="f13" draw:formula="108 * ?f5 / 108"/><draw:equation draw:name="f14" draw:formula="54 * ?f4 / 54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6"/><draw:equation draw:name="f21" draw:formula="?f14 / ?f7"/></draw:enhanced-geometry></draw:custom-shape></draw:g><draw:custom-shape svg:width="0.15809in" svg:height="0.18719in" draw:id="id61" draw:style-name="a68" draw:transform="translate(-0.07905in -0.09359in) rotate(-4.91584) translate(3.0397in 2.37611in)" draw:name="Line 43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69337in" svg:y="1.58924in" svg:width="0.96583in" svg:height="0.00958in" draw:id="id62" draw:style-name="a70" draw:name="Line 44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2.07647in" svg:y="2.25635in" svg:width="0.10399in" svg:height="0.06228in" draw:id="id63" draw:style-name="a72" draw:name="Line 45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draw:custom-shape svg:x="1.6904in" svg:y="1.51019in" svg:width="0.10399in" svg:height="0.06228in" draw:id="id64" draw:style-name="a74" draw:name="Line 46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draw:custom-shape svg:width="0.41727in" svg:height="0.5126in" draw:id="id65" draw:style-name="a77" draw:transform="translate(-0.20863in -0.2563in) rotate(-0.09432) translate(2.26431in 2.23958in)" draw:name="Freeform 26628"><svg:title/><svg:desc/><draw:enhanced-geometry draw:type="non-primitive" svg:viewBox="0 0 321 585" draw:enhanced-path="M 0 0 C 78 7 157 14 209 79 261 144 307 309 314 393 321 477 287 531 253 585 N" draw:text-areas="?f18 ?f19 ?f26 ?f27" draw:glue-points="?f18 ?f19 ?f20 ?f21 ?f22 ?f23 ?f24 ?f2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1"/><draw:equation draw:name="f7" draw:formula="?f4 / 585"/><draw:equation draw:name="f8" draw:formula="0 * ?f5 / 321"/><draw:equation draw:name="f9" draw:formula="0 * ?f4 / 585"/><draw:equation draw:name="f10" draw:formula="209 * ?f5 / 321"/><draw:equation draw:name="f11" draw:formula="58 * ?f4 / 585"/><draw:equation draw:name="f12" draw:formula="314 * ?f5 / 321"/><draw:equation draw:name="f13" draw:formula="288 * ?f4 / 585"/><draw:equation draw:name="f14" draw:formula="253 * ?f5 / 321"/><draw:equation draw:name="f15" draw:formula="428 * ?f4 / 585"/><draw:equation draw:name="f16" draw:formula="321 * ?f5 / 321"/><draw:equation draw:name="f17" draw:formula="585 * ?f4 / 58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6"/><draw:equation draw:name="f23" draw:formula="?f13 / ?f7"/><draw:equation draw:name="f24" draw:formula="?f14 / ?f6"/><draw:equation draw:name="f25" draw:formula="?f15 / ?f7"/><draw:equation draw:name="f26" draw:formula="?f16 / ?f6"/><draw:equation draw:name="f27" draw:formula="?f17 / ?f7"/></draw:enhanced-geometry></draw:custom-shape><draw:custom-shape svg:width="0.41727in" svg:height="0.5126in" draw:id="id66" draw:style-name="a80" draw:transform="translate(-0.20863in -0.2563in) rotate(-0.09432) translate(1.88604in 1.48744in)" draw:name="Freeform 26629"><svg:title/><svg:desc/><draw:enhanced-geometry draw:type="non-primitive" svg:viewBox="0 0 321 585" draw:enhanced-path="M 0 0 C 78 7 157 14 209 79 261 144 307 309 314 393 321 477 287 531 253 585 N" draw:text-areas="?f18 ?f19 ?f26 ?f27" draw:glue-points="?f18 ?f19 ?f20 ?f21 ?f22 ?f23 ?f24 ?f2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1"/><draw:equation draw:name="f7" draw:formula="?f4 / 585"/><draw:equation draw:name="f8" draw:formula="0 * ?f5 / 321"/><draw:equation draw:name="f9" draw:formula="0 * ?f4 / 585"/><draw:equation draw:name="f10" draw:formula="209 * ?f5 / 321"/><draw:equation draw:name="f11" draw:formula="58 * ?f4 / 585"/><draw:equation draw:name="f12" draw:formula="314 * ?f5 / 321"/><draw:equation draw:name="f13" draw:formula="288 * ?f4 / 585"/><draw:equation draw:name="f14" draw:formula="253 * ?f5 / 321"/><draw:equation draw:name="f15" draw:formula="428 * ?f4 / 585"/><draw:equation draw:name="f16" draw:formula="321 * ?f5 / 321"/><draw:equation draw:name="f17" draw:formula="585 * ?f4 / 58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6"/><draw:equation draw:name="f23" draw:formula="?f13 / ?f7"/><draw:equation draw:name="f24" draw:formula="?f14 / ?f6"/><draw:equation draw:name="f25" draw:formula="?f15 / ?f7"/><draw:equation draw:name="f26" draw:formula="?f16 / ?f6"/><draw:equation draw:name="f27" draw:formula="?f17 / ?f7"/></draw:enhanced-geometry></draw:custom-shape><draw:custom-shape svg:width="0.41727in" svg:height="0.5126in" draw:id="id67" draw:style-name="a83" draw:transform="translate(-0.20863in -0.2563in) rotate(-0.09432) translate(2.80247in 3.25042in)" draw:name="Freeform 26630"><svg:title/><svg:desc/><draw:enhanced-geometry draw:type="non-primitive" svg:viewBox="0 0 321 585" draw:enhanced-path="M 0 0 C 78 7 157 14 209 79 261 144 307 309 314 393 321 477 287 531 253 585 N" draw:text-areas="?f18 ?f19 ?f26 ?f27" draw:glue-points="?f18 ?f19 ?f20 ?f21 ?f22 ?f23 ?f24 ?f25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1"/><draw:equation draw:name="f7" draw:formula="?f4 / 585"/><draw:equation draw:name="f8" draw:formula="0 * ?f5 / 321"/><draw:equation draw:name="f9" draw:formula="0 * ?f4 / 585"/><draw:equation draw:name="f10" draw:formula="209 * ?f5 / 321"/><draw:equation draw:name="f11" draw:formula="58 * ?f4 / 585"/><draw:equation draw:name="f12" draw:formula="314 * ?f5 / 321"/><draw:equation draw:name="f13" draw:formula="288 * ?f4 / 585"/><draw:equation draw:name="f14" draw:formula="253 * ?f5 / 321"/><draw:equation draw:name="f15" draw:formula="428 * ?f4 / 585"/><draw:equation draw:name="f16" draw:formula="321 * ?f5 / 321"/><draw:equation draw:name="f17" draw:formula="585 * ?f4 / 585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6"/><draw:equation draw:name="f23" draw:formula="?f13 / ?f7"/><draw:equation draw:name="f24" draw:formula="?f14 / ?f6"/><draw:equation draw:name="f25" draw:formula="?f15 / ?f7"/><draw:equation draw:name="f26" draw:formula="?f16 / ?f6"/><draw:equation draw:name="f27" draw:formula="?f17 / ?f7"/></draw:enhanced-geometry></draw:custom-shape><draw:custom-shape svg:x="2.93961in" svg:y="3.17736in" svg:width="0.61356in" svg:height="0.33415in" draw:id="id68" draw:style-name="a85" draw:name="Freeform 26631"><svg:title/><svg:desc/><draw:enhanced-geometry draw:type="non-primitive" svg:viewBox="0 0 472 279" draw:enhanced-path="M 0 0 C 126 16 253 32 332 79 411 126 441 202 472 279 N" draw:text-areas="?f14 ?f15 ?f18 ?f19" draw:glue-points="?f14 ?f15 ?f16 ?f17 ?f18 ?f19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2"/><draw:equation draw:name="f7" draw:formula="?f4 / 279"/><draw:equation draw:name="f8" draw:formula="0 * ?f5 / 472"/><draw:equation draw:name="f9" draw:formula="0 * ?f4 / 279"/><draw:equation draw:name="f10" draw:formula="332 * ?f5 / 472"/><draw:equation draw:name="f11" draw:formula="79 * ?f4 / 279"/><draw:equation draw:name="f12" draw:formula="472 * ?f5 / 472"/><draw:equation draw:name="f13" draw:formula="279 * ?f4 / 27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/draw:enhanced-geometry></draw:custom-shape><draw:custom-shape svg:x="3.23209in" svg:y="3.21089in" svg:width="1.3506in" svg:height="0.3078in" draw:id="id69" draw:style-name="a87" draw:name="Freeform 26632"><svg:title/><svg:desc/><draw:enhanced-geometry draw:type="non-primitive" svg:viewBox="0 0 1039 257" draw:enhanced-path="M 0 21 C 262 10 525 0 698 39 871 78 979 218 1039 257 N" draw:text-areas="?f15 ?f21 ?f19 ?f20" draw:glue-points="?f15 ?f16 ?f17 ?f18 ?f19 ?f20" draw:glue-point-leaving-directions="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39"/><draw:equation draw:name="f7" draw:formula="?f4 / 257"/><draw:equation draw:name="f8" draw:formula="0 * ?f5 / 1039"/><draw:equation draw:name="f9" draw:formula="21 * ?f4 / 257"/><draw:equation draw:name="f10" draw:formula="698 * ?f5 / 1039"/><draw:equation draw:name="f11" draw:formula="39 * ?f4 / 257"/><draw:equation draw:name="f12" draw:formula="1039 * ?f5 / 1039"/><draw:equation draw:name="f13" draw:formula="257 * ?f4 / 257"/><draw:equation draw:name="f14" draw:formula="0 * ?f4 / 257"/><draw:equation draw:name="f15" draw:formula="?f8 / ?f6"/><draw:equation draw:name="f16" draw:formula="?f9 / ?f7"/><draw:equation draw:name="f17" draw:formula="?f10 / ?f6"/><draw:equation draw:name="f18" draw:formula="?f11 / ?f7"/><draw:equation draw:name="f19" draw:formula="?f12 / ?f6"/><draw:equation draw:name="f20" draw:formula="?f13 / ?f7"/><draw:equation draw:name="f21" draw:formula="?f14 / ?f7"/></draw:enhanced-geometry></draw:custom-shape><draw:frame draw:id="id70" draw:style-name="a88" draw:name="Text Box 52" svg:x="3.80145in" svg:y="2.72104in" svg:width="1.82897in" svg:height="0.5677in" style:rel-width="scale" style:rel-height="scale"><draw:text-box><text:p text:style-name="P63"><text:span text:style-name="T64">Traceability</text:span></text:p></draw:text-box><svg:title/><svg:desc/></draw:frame><draw:custom-shape svg:x="2.56914in" svg:y="3.5175in" svg:width="0.39907in" svg:height="0.59524in" draw:id="id71" draw:style-name="a90" draw:name="Line 53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3.72735in" svg:y="3.63247in" svg:width="0.38347in" svg:height="0.60962in" draw:id="id72" draw:style-name="a92" draw:name="Line 54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custom-shape svg:x="5.13905in" svg:y="3.73667in" svg:width="0.39907in" svg:height="0.59524in" draw:id="id73" draw:style-name="a94" draw:name="Line 55"><svg:title/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<draw:equation draw:name="f0" draw:formula="left"/><draw:equation draw:name="f1" draw:formula="right"/><draw:equation draw:name="f2" draw:formula="top"/><draw:equation draw:name="f3" draw:formula="bottom"/></draw:enhanced-geometry></draw:custom-shape><draw:g draw:name="Group 26637" draw:id="id101"><svg:title/><svg:desc/><draw:g draw:name="Group 26638" draw:id="id87"><svg:title/><svg:desc/><draw:custom-shape svg:x="3.0826in" svg:y="0.34486in" svg:width="0.73835in" svg:height="0.46949in" draw:id="id74" draw:style-name="a95" draw:name="Oval 2663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336in" svg:y="0.67062in" svg:width="0.65515in" svg:height="0.34493in" draw:id="id75" draw:style-name="a96" draw:name="Oval 2664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4815in" svg:y="0.7856in" svg:width="0.65515in" svg:height="0.34493in" draw:id="id76" draw:style-name="a97" draw:name="Oval 2664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5057in" svg:y="0.90058in" svg:width="0.65515in" svg:height="0.34493in" draw:id="id77" draw:style-name="a98" draw:name="Oval 2664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30098in" svg:y="0.77602in" svg:width="0.65515in" svg:height="0.34493in" draw:id="id78" draw:style-name="a99" draw:name="Oval 2664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28019in" svg:y="0.91974in" svg:width="0.92553in" svg:height="0.43116in" draw:id="id79" draw:style-name="a100" draw:name="Oval 2664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8501in" svg:y="0.69937in" svg:width="0.89434in" svg:height="0.50781in" draw:id="id80" draw:style-name="a101" draw:name="Oval 2664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1222in" svg:y="0.56523in" svg:width="0.79034in" svg:height="0.44074in" draw:id="id81" draw:style-name="a102" draw:name="Oval 2664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45697in" svg:y="0.32569in" svg:width="0.70715in" svg:height="0.43116in" draw:id="id82" draw:style-name="a103" draw:name="Oval 2664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84175in" svg:y="0.45983in" svg:width="0.66555in" svg:height="0.39284in" draw:id="id83" draw:style-name="a104" draw:name="Oval 2664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96654in" svg:y="0.68979in" svg:width="0.65515in" svg:height="0.5174in" draw:id="id84" draw:style-name="a105" draw:name="Oval 2664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0202in" svg:y="0.45983in" svg:width="1.4143in" svg:height="0.76651in" draw:id="id85" draw:style-name="a106" draw:name="Oval 2665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86" draw:style-name="a107" draw:name="Text Box 70" svg:x="3.145in" svg:y="0.65505in" svg:width="1.25571in" svg:height="0.37367in" style:rel-width="scale" style:rel-height="scale"><draw:text-box><text:p text:style-name="P65"><text:span text:style-name="T66">Problem</text:span></text:p></draw:text-box><svg:title/><svg:desc/></draw:frame></draw:g><draw:custom-shape svg:x="3.00981in" svg:y="0.40235in" svg:width="0.73835in" svg:height="0.46949in" draw:id="id88" draw:style-name="a108" draw:name="Oval 2665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5057in" svg:y="0.72811in" svg:width="0.65515in" svg:height="0.34493in" draw:id="id89" draw:style-name="a109" draw:name="Oval 2665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7536in" svg:y="0.84309in" svg:width="0.65515in" svg:height="0.34493in" draw:id="id90" draw:style-name="a110" draw:name="Oval 26654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47777in" svg:y="0.95807in" svg:width="0.65515in" svg:height="0.34493in" draw:id="id91" draw:style-name="a111" draw:name="Oval 2665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22819in" svg:y="0.83351in" svg:width="0.65515in" svg:height="0.34493in" draw:id="id92" draw:style-name="a112" draw:name="Oval 26656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20739in" svg:y="0.97723in" svg:width="0.92553in" svg:height="0.43116in" draw:id="id93" draw:style-name="a113" draw:name="Oval 26657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81222in" svg:y="0.75686in" svg:width="0.89434in" svg:height="0.50781in" draw:id="id94" draw:style-name="a114" draw:name="Oval 2665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73942in" svg:y="0.62272in" svg:width="0.79034in" svg:height="0.44074in" draw:id="id95" draw:style-name="a115" draw:name="Oval 2665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38418in" svg:y="0.38318in" svg:width="0.70715in" svg:height="0.43116in" draw:id="id96" draw:style-name="a116" draw:name="Oval 2666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6895in" svg:y="0.51732in" svg:width="0.66555in" svg:height="0.39284in" draw:id="id97" draw:style-name="a117" draw:name="Oval 2666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89374in" svg:y="0.74728in" svg:width="0.65515in" svg:height="0.5174in" draw:id="id98" draw:style-name="a118" draw:name="Oval 26662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94741in" svg:y="0.51732in" svg:width="1.4143in" svg:height="0.76651in" draw:id="id99" draw:style-name="a120" draw:name="Oval 26663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id="id100" draw:style-name="a121" draw:name="Text Box 83" svg:x="3.0722in" svg:y="0.71254in" svg:width="1.25571in" svg:height="0.34972in" style:rel-width="scale" style:rel-height="scale"><draw:text-box><text:p text:style-name="P67"><text:span text:style-name="T68">Problem</text:span></text:p></draw:text-box><svg:title/><svg:desc/></draw:frame></draw:g></draw:g></text:span></text:p>
      <text:soft-page-break/>
      <text:p text:style-name="P69"><text:span text:style-name="T70">Well formedness<text:s/></text:span>is het duidelijk opschrijven.</text:p>
      <text:p text:style-name="P71"><text:span text:style-name="T72">Requirements<text:s/></text:span>moeten<text:s/><text:span text:style-name="T73">Compleet/Volledig</text:span><text:s/>zijn, alles wat een systeem nodig heeft moet beschreven zijn.</text:p>
      <text:p text:style-name="P74"><text:span text:style-name="T75">Requirements<text:s/></text:span>moeten<text:s/><text:span text:style-name="T76">Consistent</text:span><text:s/>zijn, ze moeten<text:s/>niet in tegenspraak met elkaar zijn.</text:p>
      <text:p text:style-name="P77">Doormiddel van contact met de klant kan ze zorgen dat<text:s/><text:span text:style-name="T78">Requirements</text:span><text:s/>helder blijven.</text:p>
      <text:p text:style-name="Normal"><text:span text:style-name="T79">Needs:</text:span><text:s/>Systeemeizen, problemen met het oude systeem dat moet worden opgelost.</text:p>
      <text:p text:style-name="Normal"><text:span text:style-name="T80">Features:<text:s/></text:span>Functies die aan het systeem moeten worden toegevoegd.</text:p>
      <text:p text:style-name="Normal"><text:span text:style-name="T81">Software Requirements:<text:s/></text:span>De kerneizen van de klant, voldoening aan de afspraken.</text:p>
      <text:p text:style-name="P82"><text:span text:style-name="T83">Well formedness:<text:s/></text:span>Correct, Verifieerbaar, Niet ambigues, Aanpasbaar, Compleet, Traceerbaar, Consistant, Geprioriteerd.</text:p>
      <text:p text:style-name="P84"><text:span text:style-name="T85">Funtionele<text:s/></text:span><text:span text:style-name="T86">Requirements<text:s/></text:span>geven gewenst gedrag van het systeem weer.</text:p>
      <text:p text:style-name="P87"><text:span text:style-name="T88">Niet-funtionele</text:span><text:span text:style-name="T89"><text:s/>requirements<text:s/></text:span>geven een kwaliteitseis waaraan het systeem moet voldoen.</text:p>
      <text:p text:style-name="P90"/>
      <text:p text:style-name="P91">FURPS</text:p>
      <text:p text:style-name="P92"><text:span text:style-name="T93">F</text:span><text:span text:style-name="T94">unctionality –<text:s/></text:span>Features, Mogelijkheden, beveiliging</text:p>
      <text:p text:style-name="P95"><text:span text:style-name="T96">U</text:span><text:span text:style-name="T97">sability –<text:s/></text:span>Menselijke factoren, Documentatie.</text:p>
      <text:p text:style-name="P98"><text:span text:style-name="T99">R</text:span><text:span text:style-name="T100">eliability –<text:s/></text:span>Hoe vaak vaalt het, hoe herstel je het.</text:p>
      <text:p text:style-name="P101"><text:span text:style-name="T102">P</text:span><text:span text:style-name="T103">erformance –<text:s/></text:span>Snelheid, efficientie<text:s/></text:p>
      <text:p text:style-name="P104"><text:span text:style-name="T105">S</text:span><text:span text:style-name="T106">upportability</text:span><text:span text:style-name="T107"><text:s/></text:span><text:span text:style-name="T108">–<text:s/></text:span>Testbaarheid, uitbreidbaarheid, aanpasbaarheid.</text:p>
      <text:p text:style-name="P109"/>
      <text:p text:style-name="P110">MoSCoW</text:p>
      <text:p text:style-name="Normal"><text:span text:style-name="T111">M</text:span><text:span text:style-name="T112">ust</text:span></text:p>
      <text:p text:style-name="Normal"><text:span text:style-name="T113">S</text:span><text:span text:style-name="T114">hould</text:span></text:p>
      <text:p text:style-name="Normal"><text:span text:style-name="T115">C</text:span><text:span text:style-name="T116">ould</text:span></text:p>
      <text:p text:style-name="Normal"><text:span text:style-name="T117">W</text:span><text:span text:style-name="T118">ould</text:span></text:p>
      <text:p text:style-name="Normal">Meetbaarheid van Requirements</text:p>
      <text:p text:style-name="Normal"><text:span text:style-name="T119">Snelheid</text:span><text:span text:style-name="T120"><text:s/>–<text:s/></text:span>Hoeveelheid berekeningen per seconde en hoe snel het reageert.</text:p>
      <text:p text:style-name="Normal"><text:span text:style-name="T121">Grootte</text:span><text:span text:style-name="T122"><text:s/>–<text:s/></text:span>Hoeveelheid MB</text:p>
      <text:p text:style-name="Normal"><text:span text:style-name="T123">Usability</text:span><text:span text:style-name="T124"><text:s/>–<text:s/></text:span>Hoeveel trainingstijd is er nodig.</text:p>
      <text:p text:style-name="Normal"><text:span text:style-name="T125">Gebruiksgemak</text:span><text:span text:style-name="T126"><text:s/>–<text:s/></text:span>Hoe soepel loopt het programma voor de gebruiker.</text:p>
      <text:p text:style-name="Normal"><text:span text:style-name="T127">Betrouwbaarheid</text:span><text:span text:style-name="T128"><text:s/>–<text:s/></text:span>Het aantal fouten dat het systeem oplevert, hoe stabiel het is.</text:p>
      <text:p text:style-name="Normal"><text:span text:style-name="T129">Robuustheid –<text:s/></text:span>Tijd om opnieuw te starten.</text:p>
      <text:soft-page-break/>
      <text:p text:style-name="Title">Samenvatting SAQ les 2</text:p>
      <text:p text:style-name="P130"/>
      <text:p text:style-name="P131"/>
      <text:p text:style-name="P132"/>
      <text:p text:style-name="Title">Samenvatting SAQ les 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9" draw:style="axial" draw:angle="0" draw:start-color="#33cc33" draw:end-color="#259425" draw:start-intensity="100%" draw:end-intensity="100%"/>
    <draw:gradient draw:name="a119" draw:style="radial" draw:cx="50%" draw:cy="50%" draw:start-color="#ffcc66" draw:end-color="#5b9bd5" draw:start-intensity="100%" draw:end-intensity="100%"/>
    <draw:marker draw:name="a75" svg:viewBox="0 0 20 30" svg:d="m10 0-10 30h20z"/>
    <draw:marker draw:name="a76" svg:viewBox="0 0 20 30" svg:d="m10 0-10 30h20z"/>
    <draw:marker draw:name="a78" svg:viewBox="0 0 20 30" svg:d="m10 0-10 30h20z"/>
    <draw:marker draw:name="a79" svg:viewBox="0 0 20 30" svg:d="m10 0-10 30h20z"/>
    <draw:marker draw:name="a24" svg:viewBox="0 0 20 30" svg:d="m10 0-10 30h20z"/>
    <draw:marker draw:name="a26" svg:viewBox="0 0 20 30" svg:d="m10 0-10 30h20z"/>
    <draw:marker draw:name="a67" svg:viewBox="0 0 20 30" svg:d="m10 0-10 30h20z"/>
    <draw:marker draw:name="a11" svg:viewBox="0 0 20 30" svg:d="m10 0-10 30h20z"/>
    <draw:marker draw:name="a13" svg:viewBox="0 0 20 30" svg:d="m10 0-10 30h20z"/>
    <draw:marker draw:name="a17" svg:viewBox="0 0 20 30" svg:d="m10 0-10 30h20z"/>
    <draw:marker draw:name="a81" svg:viewBox="0 0 20 30" svg:d="m10 0-10 30h20z"/>
    <draw:marker draw:name="a82" svg:viewBox="0 0 20 30" svg:d="m10 0-10 30h20z"/>
    <draw:marker draw:name="a9" svg:viewBox="0 0 20 30" svg:d="m10 0-10 30h20z"/>
    <draw:marker draw:name="a84" svg:viewBox="0 0 20 30" svg:d="m10 0-10 30h20z"/>
    <draw:marker draw:name="a49" svg:viewBox="0 0 20 30" svg:d="m10 0-10 30h20z"/>
    <draw:marker draw:name="a86" svg:viewBox="0 0 20 30" svg:d="m10 0-10 30h20z"/>
    <draw:stroke-dash draw:name="a44" draw:display-name="SysDot" draw:style="rect" draw:dots1="1" draw:dots1-length="0.04167in" draw:dots2="0" draw:dots2-length="0in" draw:distance="0.04167in"/>
    <draw:stroke-dash draw:name="a73" draw:display-name="SysDot" draw:style="rect" draw:dots1="1" draw:dots1-length="0.03125in" draw:dots2="0" draw:dots2-length="0in" draw:distance="0.03125in"/>
    <draw:stroke-dash draw:name="a69" draw:display-name="SysDot" draw:style="rect" draw:dots1="1" draw:dots1-length="0.03125in" draw:dots2="0" draw:dots2-length="0in" draw:distance="0.03125in"/>
    <draw:stroke-dash draw:name="a91" draw:display-name="SysDot" draw:style="rect" draw:dots1="1" draw:dots1-length="0.03125in" draw:dots2="0" draw:dots2-length="0in" draw:distance="0.03125in"/>
    <draw:stroke-dash draw:name="a47" draw:display-name="SysDot" draw:style="rect" draw:dots1="1" draw:dots1-length="0.04167in" draw:dots2="0" draw:dots2-length="0in" draw:distance="0.04167in"/>
    <draw:stroke-dash draw:name="a93" draw:display-name="SysDot" draw:style="rect" draw:dots1="1" draw:dots1-length="0.03125in" draw:dots2="0" draw:dots2-length="0in" draw:distance="0.03125in"/>
    <draw:stroke-dash draw:name="a41" draw:display-name="SysDot" draw:style="rect" draw:dots1="1" draw:dots1-length="0.03125in" draw:dots2="0" draw:dots2-length="0in" draw:distance="0.03125in"/>
    <draw:stroke-dash draw:name="a89" draw:display-name="SysDot" draw:style="rect" draw:dots1="1" draw:dots1-length="0.03125in" draw:dots2="0" draw:dots2-length="0in" draw:distance="0.03125in"/>
    <draw:stroke-dash draw:name="a71" draw:display-name="SysDot" draw:style="rect" draw:dots1="1" draw:dots1-length="0.03125in" draw:dots2="0" draw:dots2-length="0in" draw:distance="0.03125in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8-31T09:00:00Z</meta:creation-date>
    <dc:date>2015-09-07T09:45:00Z</dc:date>
    <meta:template xlink:href="Normal.dotm" xlink:type="simple"/>
    <meta:editing-cycles>9</meta:editing-cycles>
    <meta:editing-duration>PT17580S</meta:editing-duration>
    <meta:document-statistic meta:page-count="4" meta:paragraph-count="3" meta:word-count="307" meta:character-count="1993" meta:row-count="14" meta:non-whitespace-character-count="1689"/>
  </office:meta>
</office:document-meta>
</file>